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PermissionsImpl.canRea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ccessControlProvider.getUserPrincipal( Set principa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iledPermissionsImpl.onEvent( EventIterator even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iledPermissionsImpl.CompiledPermissionsImpl( Set principals , NodeImpl us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AccessControlProvider.compilePermissions( Set princip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AccessControlProvider.canAccessRoot( Set princip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ccessControlProvider.init( Session systemSession , Map configu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rAccessControlProvider.isAcItem( ItemImpl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ccessControlProvider.initGroup( UserManager uMgr , String princip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serAccessControlProvider.containsGroup( Set principals , String grou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AccessControlProvider.getEdito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dPermissionsImpl.buildResult( Path path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UserAccessControlProvider.UserAccessContro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ccessControlProvider.getEffectivePolicies( Path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ccessControlProvider.getExistingNode( Path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AccessControlProvider.isAcItem( Path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PermissionsImpl.grants( Path absPath , int permis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dPermissionsImpl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AccessControlProvider.getUserNode( ItemBasedPrincipal princip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